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c65d" officeooo:paragraph-rsid="0008c65d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a1f33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3cb" officeooo:paragraph-rsid="0009a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f33" officeooo:paragraph-rsid="000a1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65d" officeooo:paragraph-rsid="000a1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paragraph-rsid="000a5e03"/>
    </style:style>
    <style:style style:name="T1" style:family="text">
      <style:text-properties officeooo:rsid="0009a3cb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d2f3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a5e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</text:user-field-decls>
      <text:p text:style-name="P7"><text:a xlink:type="simple" xlink:href="py3o://for=%22obj%20in%20objects%22" text:style-name="Internet_20_link" text:visited-style-name="Visited_20_Internet_20_Link"><text:span text:style-name="T4">for="obj in objects"</text:span></text:a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"><text:user-field-get text:name="py3o.objects.name">name</text:user-field-get><text:user-field-get text:name="py3o.objects.name">name</text:user-field-get></text:p>
          </table:table-cell>
          <table:table-cell table:style-name="Tabla1.B1" office:value-type="string">
            <text:p text:style-name="P3"/>
          </table:table-cell>
        </table:table-row>
      </table:table>
      <text:p text:style-name="P1"/>
      <text:p text:style-name="P6"><text:a xlink:type="simple" xlink:href="py3o:///for" text:style-name="Internet_20_link" text:visited-style-name="Visited_20_Internet_20_Link">/</text:a><text:a xlink:type="simple" xlink:href="py3o:///for" text:style-name="Internet_20_link" text:visited-style-name="Visited_20_Internet_20_Link"><text:span text:style-name="T1">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2T14:21:08.948000000</meta:creation-date>
    <dc:date>2020-07-06T19:07:51.520000000</dc:date>
    <meta:editing-duration>PT10M44S</meta:editing-duration>
    <meta:editing-cycles>4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3" meta:word-count="5" meta:character-count="32" meta:non-whitespace-character-count="30"/>
  </office:meta>
</office:document-meta>
</file>